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Text_20_body">
      <style:paragraph-properties fo:margin-top="0in" fo:margin-bottom="0in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www.overleaf.com/read/zmxfnsggmtys" text:style-name="Internet_20_link" text:visited-style-name="Visited_20_Internet_20_Link">https://www.overleaf.com/read/zmxfnsggmtys</text:a></text:p>
      <text:p text:style-name="P1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4T23:51:01.002623361</meta:creation-date>
    <dc:date>2021-01-14T23:51:31.257151854</dc:date>
    <meta:editing-duration>PT31S</meta:editing-duration>
    <meta:editing-cycles>1</meta:editing-cycles>
    <meta:document-statistic meta:table-count="0" meta:image-count="0" meta:object-count="0" meta:page-count="1" meta:paragraph-count="1" meta:word-count="1" meta:character-count="42" meta:non-whitespace-character-count="42"/>
    <meta:generator>LibreOffice/6.4.6.2$Linux_X86_64 LibreOffice_project/40$Build-2</meta:generator>
  </office:meta>
</office:document-meta>
</file>